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C0000000A3616BD754.png" manifest:media-type="image/png"/>
  <manifest:file-entry manifest:full-path="Pictures/100000010000040000000400A6A183B6.png" manifest:media-type="image/png"/>
  <manifest:file-entry manifest:full-path="Pictures/100000010000040000000400B4A119BD.png" manifest:media-type="image/png"/>
  <manifest:file-entry manifest:full-path="Pictures/100000010000040000000400BA25171F.png" manifest:media-type="image/png"/>
  <manifest:file-entry manifest:full-path="Pictures/1000000100000400000004008CE28185.png" manifest:media-type="image/png"/>
  <manifest:file-entry manifest:full-path="Pictures/100000010000020000000200EE5FC01A.png" manifest:media-type="image/png"/>
  <manifest:file-entry manifest:full-path="Pictures/100000010000008000000080FBF7B45A.png" manifest:media-type="image/png"/>
  <manifest:file-entry manifest:full-path="Pictures/10000001000000400000004022D70325.png" manifest:media-type="image/png"/>
  <manifest:file-entry manifest:full-path="Pictures/10000001000002F4000001C2F45360A4.png" manifest:media-type="image/png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12.642cm)" draw:image-opacity="40%" style:mirror="none" loext:decorative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 loext:decorative="false"/>
    </style:style>
    <style:style style:name="gr3" style:family="graphic" style:parent-style-name="objectwithoutfill">
      <style:graphic-properties svg:stroke-color="#dddddd" draw:fill="none" draw:textarea-vertical-align="middle" loext:decorative="fals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0.29cm" fo:min-width="0.04cm" loext:decorative="false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323cm" fo:min-width="2.296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>
      <style:graphic-properties loext:decorative="false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 fo:min-height="0.038cm" fo:min-width="0cm" loext:decorative="false"/>
    </style:style>
    <style:style style:name="gr11" style:family="graphic" style:parent-style-name="objectwithoutfill">
      <style:graphic-properties svg:stroke-width="0.076cm" svg:stroke-color="#000000" draw:marker-start-width="0.305cm" draw:marker-end-width="0.305cm" draw:fill="none" draw:textarea-vertical-align="middle" fo:padding-top="0.137cm" fo:padding-bottom="0.137cm" fo:padding-left="0.262cm" fo:padding-right="0.262cm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0.199cm" fo:min-width="2.172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5.557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0.5pt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98cm" svg:height="10.998cm" svg:x="11.795cm" svg:y="0cm">
          <draw:image xlink:href="Pictures/10000001000002F4000001C2F45360A4.png" xlink:type="simple" xlink:show="embed" xlink:actuate="onLoad" draw:mime-type="image/png">
            <text:p/>
          </draw:image>
        </draw:frame>
        <draw:custom-shape draw:style-name="gr2" draw:text-style-name="P2" draw:layer="layout" svg:width="0.793cm" svg:height="0.686cm" draw:transform="rotate (-1.56381500978692) translate (1.846cm 8.72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337.531486146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position-x="$0" draw:handle-position-y="top" draw:handle-range-x-minimum="0" draw:handle-range-x-maximum="21600"/>
          </draw:enhanced-geometry>
        </draw:custom-shape>
        <draw:line draw:style-name="gr3" draw:text-style-name="P3" draw:layer="layout" svg:x1="2.576cm" svg:y1="9.129cm" svg:x2="17.093cm" svg:y2="9.128cm">
          <text:p/>
        </draw:line>
        <draw:custom-shape draw:style-name="gr4" draw:text-style-name="P1" draw:layer="layout" svg:width="0.762cm" svg:height="0.762cm" svg:x="2.27cm" svg:y="11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>
          <draw:custom-shape draw:style-name="gr6" draw:text-style-name="P1" draw:layer="layout" svg:width="0.318cm" svg:height="0.318cm" svg:x="16.417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318cm" svg:height="0.318cm" svg:x="15.818cm" svg:y="1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318cm" svg:height="0.318cm" svg:x="15.219cm" svg:y="1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1" draw:layer="layout" svg:width="2.858cm" svg:height="0.635cm" svg:x="1.635cm" svg:y="-1.222cm">
          <text:p text:style-name="P1">piano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8" draw:text-style-name="P1" draw:layer="layout" svg:width="1.374cm" svg:height="1.374cm" svg:x="4.388cm" svg:y="0.578cm">
          <draw:image xlink:href="Pictures/10000001000000400000004022D70325.png" xlink:type="simple" xlink:show="embed" xlink:actuate="onLoad" draw:mime-type="image/png">
            <text:p/>
          </draw:image>
        </draw:frame>
        <draw:frame draw:style-name="gr8" draw:text-style-name="P1" draw:layer="layout" svg:width="1.449cm" svg:height="1.027cm" svg:x="5.901cm" svg:y="0.925cm">
          <draw:image xlink:href="Pictures/100000010000008000000080FBF7B45A.png" xlink:type="simple" xlink:show="embed" xlink:actuate="onLoad" draw:mime-type="image/png">
            <text:p/>
          </draw:image>
        </draw:frame>
        <draw:g draw:style-name="gr9">
          <draw:frame draw:style-name="gr8" draw:text-style-name="P1" draw:layer="layout" svg:width="0.774cm" svg:height="0.773cm" svg:x="7.677cm" svg:y="-1.857cm">
            <draw:image xlink:href="Pictures/100000010000020000000200EE5FC01A.png" xlink:type="simple" xlink:show="embed" xlink:actuate="onLoad" draw:mime-type="image/png">
              <text:p/>
            </draw:image>
          </draw:frame>
          <draw:frame draw:style-name="gr8" draw:text-style-name="P1" draw:layer="layout" svg:width="0.774cm" svg:height="0.774cm" svg:x="9.132cm" svg:y="-1.841cm">
            <draw:image xlink:href="Pictures/1000000100000400000004008CE28185.png" xlink:type="simple" xlink:show="embed" xlink:actuate="onLoad" draw:mime-type="image/png">
              <text:p/>
            </draw:image>
          </draw:frame>
          <draw:frame draw:style-name="gr8" draw:text-style-name="P1" draw:layer="layout" svg:width="0.773cm" svg:height="0.773cm" svg:x="6.245cm" svg:y="-1.857cm">
            <draw:image xlink:href="Pictures/100000010000040000000400BA25171F.png" xlink:type="simple" xlink:show="embed" xlink:actuate="onLoad" draw:mime-type="image/png">
              <text:p/>
            </draw:image>
          </draw:frame>
          <draw:frame draw:style-name="gr8" draw:text-style-name="P1" draw:layer="layout" svg:width="0.699cm" svg:height="0.698cm" svg:x="10.541cm" svg:y="-1.857cm">
            <draw:image xlink:href="Pictures/100000010000040000000400B4A119BD.png" xlink:type="simple" xlink:show="embed" xlink:actuate="onLoad" draw:mime-type="image/png">
              <text:p/>
            </draw:image>
          </draw:frame>
          <draw:frame draw:style-name="gr8" draw:text-style-name="P1" draw:layer="layout" svg:width="0.773cm" svg:height="0.698cm" svg:x="11.974cm" svg:y="-1.857cm">
            <draw:image xlink:href="Pictures/100000010000040000000400A6A183B6.png" xlink:type="simple" xlink:show="embed" xlink:actuate="onLoad" draw:mime-type="image/png">
              <text:p/>
            </draw:image>
          </draw:frame>
        </draw:g>
        <draw:custom-shape draw:style-name="gr10" draw:text-style-name="P2" draw:layer="layout" svg:width="0.406cm" svg:height="0.406cm" svg:x="11.465cm" svg:y="8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layout" svg:x1="2.576cm" svg:y1="9.137cm" svg:x2="11.465cm" svg:y2="9.137cm">
          <text:p/>
        </draw:line>
        <draw:custom-shape draw:style-name="gr12" draw:text-style-name="P4" draw:layer="layout" svg:width="2.858cm" svg:height="0.635cm" svg:x="1cm" svg:y="1cm">
          <text:p text:style-name="P4"><text:span text:style-name="T1">instrument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13" draw:text-style-name="P1" draw:layer="layout" svg:width="10.795cm" svg:height="4.762cm" svg:x="1cm" svg:y="2.905cm">
          <draw:image xlink:href="Pictures/10000001000002C0000000A3616BD75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5cm" svg:stroke-color="#000000" draw:marker-start-width="0.229cm" draw:marker-start-center="false" draw:marker-end-width="0.229cm" draw:marker-end-center="false" draw:fill="none" draw:fill-color="#55308d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051cm" svg:stroke-color="#000000" draw:marker-start-width="0.279cm" draw:marker-end-width="0.279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78cm" fo:page-height="10.99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6T14:04:06.413360648</meta:creation-date>
    <dc:date>2025-09-16T16:49:37.250697060</dc:date>
    <meta:editing-duration>PT48M35S</meta:editing-duration>
    <meta:editing-cycles>8</meta:editing-cycles>
    <meta:generator>LibreOffice/25.2.5.2$Linux_X86_64 LibreOffice_project/520$Build-2</meta:generator>
    <meta:document-statistic meta:object-count="21"/>
  </office:meta>
</office:document-meta>
</file>